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otyka w Sztuce Starożytnej:&lt;br&gt;</text:p>
      <text:p text:style-name="Standard"><text:s text:c="8"/>Pomnik Kobiecości - starożytni artyści często ukazywali kobiety jako symbol płodności i kobiecej siły, co można dostrzec w ich rzeźbach i malarstwie.Erotyka Mitologiczna - opowieści mitologiczne oraz praktyki misteryjne miały wpływ na sztukę starożytną, często ukazując tematy związane z erotyzmem i miłością w bogatych detalach.</text:p>
      <text:p text:style-name="Standard"/>
      <text:p text:style-name="Standard">Erotyka w Sztuce Średniowiecznej:</text:p>
      <text:p text:style-name="Standard"/>
      <text:p text:style-name="Standard">Symbolizm Religijny - w sztuce średniowiecznej często pojawiały się erotyczne motywy o charakterze religijnym, symbolizujące duchową czystość lub odwrotność.</text:p>
      <text:p text:style-name="Standard"/>
      <text:p text:style-name="Standard">Romantyzacja Pasji - rycerskie romanse i literatura średniowieczna wywarły znaczący wpływ na sztukę, inspirowały przedstawianie miłości i pożądania.</text:p>
      <text:p text:style-name="Standard"/>
      <text:p text:style-name="Standard">Erotyka w Sztuce Renesansowej - promieniejące piękno:</text:p>
      <text:p text:style-name="Standard"/>
      <text:p text:style-name="Standard">Renesansowe obrazy erotyczne cechowały się wyjątkową estetyką i idealizacją ludzkiego ciała, ukazywały miłość i piękno zgodnie z ideałami epoki. Uwodzicielska ekspresja muzyka, taniec i teatr renesansowy stanowiły znakomity sposób na wyrażanie miłości i zmysłowości w sztuce, uosabiając czar subtelności erotyzmu.</text:p>
      <text:p text:style-name="Standard"/>
      <text:p text:style-name="Standard">Erotyka w Sztuce Barokowej:</text:p>
      <text:p text:style-name="Standard"/>
      <text:p text:style-name="Standard">Emocjonalne Namiętności - barokowa sztuka erotyczna często uwydatniała emocjonalne i dramatyczne aspekty miłości oraz namiętności w jej najbardziej ekspresyjnej formie.</text:p>
      <text:p text:style-name="Standard"/>
      <text:p text:style-name="Standard">Teatralne Uroki - za sprawą spektakularnych oper, baletów i dzieł teatralnych, barokowa sztuka ekscytowała widzów poprzez zmysłowe i rozbudowane inscenizacje miłości.</text:p>
      <text:p text:style-name="Standard"/>
      <text:p text:style-name="Standard">Erotyka w Sztuce Romantycznej:</text:p>
      <text:p text:style-name="Standard"/>
      <text:p text:style-name="Standard">Siła Uczuć - erotyka w romantycznej sztuce wyrażała skomplikowane i namiętne emocje, ukazywała miłość jako potężną siłę, zdolną przewyższyć wszystko inne.</text:p>
      <text:p text:style-name="Standard"/>
      <text:p text:style-name="Standard">Natura i Fantazja - natura i świat fantazji łączyły się w romantycznych dziełach, pełnych symbolicznych wizji miłości oraz zmysłowości.</text:p>
      <text:p text:style-name="Standard"/>
      <text:p text:style-name="Standard">Erotyka w Sztuce Modernistycznej:</text:p>
      <text:p text:style-name="Standard"/>
      <text:p text:style-name="Standard">Eksperymentalne Wyzwania - modernistyczni artyści eksperymentowali z erotycznymi wątkami, wyzwalając zainteresowanie i kontrowersje wśród widzów.</text:p>
      <text:p text:style-name="Standard"/>
      <text:p text:style-name="Standard">Abstrakcyjne Natchnienie - erotyka w sztuce modernistycznej często przybierała abstrakcyjne formy, ukazując miłość i zmysłowość w kreatywny i nowatorski sposób.</text:p>
      <text:p text:style-name="Standard"/>
      <text:p text:style-name="Standard">Erotyka w Sztuce Współczesnej:</text:p>
      <text:p text:style-name="Standard"/>
      <text:p text:style-name="Standard">Eksploracja Tożsamości - współczesna sztuka erotyczna stanowi naczelną płaszczyznę dla artystów chcących badać tożsamość, płeć oraz złożoność ludzkiego doświadczenia.</text:p>
      <text:p text:style-name="Standard"/>
      <text:p text:style-name="Standard">Refleksja nad Społeczeństwem - obrazy i instalacje erotyczne w sztuce współczesnej często służą jako refleksja nad złożonością relacji międzyludzkich oraz zróżnicowanymi normami społecznymi.</text:p>
      <text:p text:style-name="Standard"><text:soft-page-break/>Erotyka w filmie</text:p>
      <text:p text:style-name="Standard"/>
      <text:p text:style-name="Standard">Temat erotyki w filmie jest fascynującym obszarem, który ewoluował od samego zarania dziejów do czasów współczesnych. Zbadajmy jego wszechstronny rozwój.</text:p>
      <text:p text:style-name="Standard"/>
      <text:p text:style-name="Standard">Erotyka w kinie niemym</text:p>
      <text:p text:style-name="Standard"/>
      <text:p text:style-name="Standard">Początki Kina Niemego</text:p>
      <text:p text:style-name="Standard"/>
      <text:p text:style-name="Standard">Początki kinematografii niemej były obarczone wieloma tabu. Mimo to, pierwsze delikatne odniesienia do erotyki pojawiły się już w tym okresie.</text:p>
      <text:p text:style-name="Standard"/>
      <text:p text:style-name="Standard">Nuance w Kino Nihilistycznym</text:p>
      <text:p text:style-name="Standard"/>
      <text:p text:style-name="Standard">Filmy nieme, szczególnie w nurcie noir, eksperymentowały z subtelnością erotycznego wyobrażenia, starając się unikać jawnych przedstawień.</text:p>
      <text:p text:style-name="Standard"/>
      <text:p text:style-name="Standard">Erotyka w filmie klasycznym</text:p>
      <text:p text:style-name="Standard"/>
      <text:p text:style-name="Standard">Eksploracja Pragnień Czas filmu klasycznego to era, w której kino zaczęło otwarcie dyskutować o pragnieniach i związanych z nimi emocjach.</text:p>
      <text:p text:style-name="Standard"/>
      <text:p text:style-name="Standard">Kodeks Cenzury Erotyka w filmie klasycznym była często poddana surowemu kodeksowi cenzury, co wymuszało subtelne przedstawienia tematów erotycznych.</text:p>
      <text:p text:style-name="Standard"/>
      <text:p text:style-name="Standard">Znane Duet Scen W epoce filmu klasycznego narodziły się niezapomniane duety, które stworzyły niezapomniane sceny pełne emocji i skrytych pragnień.</text:p>
      <text:p text:style-name="Standard"/>
      <text:p text:style-name="Standard">Rewolucja obyczajowa a erotyka w kinie</text:p>
      <text:p text:style-name="Standard"/>
      <text:p text:style-name="Standard">Emancypacja Społeczna Lata 60. to okres ewolucji społecznej, która znacząco wpłynęła na postrzeganie erotyki w kinie.</text:p>
      <text:p text:style-name="Standard"/>
      <text:p text:style-name="Standard">Eksperyment z Wolnością Twórczą Rewolucja obyczajowa otworzyła furtkę do śmiałych eksperymentów artystycznych, również w zakresie prezentacji tematów erotycznych w kinie.</text:p>
      <text:p text:style-name="Standard"/>
      <text:p text:style-name="Standard">Nowe Społeczne Normy Wraz z rewolucją obyczajową w kinie, zmieniły się normy przedstawiania erotyki. Filmy zaczęły bardziej otwarcie dyskutować o sferze intymnej.</text:p>
      <text:p text:style-name="Standard"/>
      <text:p text:style-name="Standard">Erotyka jako Element Nowoczesności Produkcje filmowe zaczęły wykorzystywać erotykę jako kluczowy element oddający ducha postępu w społeczeństwie.</text:p>
      <text:p text:style-name="Standard"/>
      <text:p text:style-name="Standard">Zawrót Głowy Nowatorskie sceny erotyczne otworzyły drzwi do nowych sposobów interpretacji zmysłowych doznań widza.</text:p>
      <text:p text:style-name="Standard"/>
      <text:p text:style-name="Standard">Erotyka w filmie współczesnym</text:p>
      <text:p text:style-name="Standard"/>
      <text:p text:style-name="Standard">Odważne Podejście Nowoczesne kino często eksploruje ekspresję erotyczną w nowatorski i odważny sposób, otwarcie analizując różne sfery intymności.</text:p>
      <text:p text:style-name="Standard"/>
      <text:p text:style-name="Standard">Społeczne Kontrowersje Erotyka w kinie współczesnym, mimo coraz większej otwartości, nadal budzi wiele emocji i kontrowersji w społeczeństwie.</text:p>
      <text:p text:style-name="Standard"><text:soft-page-break/></text:p>
      <text:p text:style-name="Standard">Kultowe sceny erotyczne w kinie</text:p>
      <text:p text:style-name="Standard"/>
      <text:p text:style-name="Standard">Dźwięk w Kinie Etnograficzne nawiązania do kultowych scen erotycznych, często są analizowane przez reżyserów dźwięku.</text:p>
      <text:p text:style-name="Standard"/>
      <text:p text:style-name="Standard">Wpływ na Kinematografię Kultowe sceny erotyczne stały się niezwykle ważnym elementem historii kinematografii.</text:p>
      <text:p text:style-name="Standard"/>
      <text:p text:style-name="Standard">Nowe Interpretacje Tworzenie nowych interpretacji kultowych scen erotycznych, z jednoczesnym poszanowaniem ich historycznego kontekstu.</text:p>
      <text:p text:style-name="Standard"/>
      <text:p text:style-name="Standard">Kontrowersje wokół erotyki w filmie</text:p>
      <text:p text:style-name="Standard"/>
      <text:p text:style-name="Standard">Kulturowy Kontekst Różnice w interpretacji erotyki w kinie wynikają z głęboko zakorzenionych oczekiwań i tabu kulturowych.</text:p>
      <text:p text:style-name="Standard"/>
      <text:p text:style-name="Standard">Granice Sztuki i Przewinienia Kontrowersje wokół erotyki w kinie często wiążą się z pytaniem o granice artystycznej wolności i odpowiedzialności.</text:p>
      <text:p text:style-name="Standard"/>
      <text:p text:style-name="Standard">Różnorodność Perspektyw Często to, co budzi kontrowersje w jednej kulturze czy grupie społecznej, jest zupełnie naturalne w innej. Rozpatrzmy różnorodność perspektyw.</text:p>
      <text:p text:style-name="Standard"/>
      <text:p text:style-name="Standard">Podsumowanie</text:p>
      <text:p text:style-name="Standard"/>
      <text:p text:style-name="Standard">Początki Erotyki w Filmie Analiza erotyki w kinie od samego zarania dziejów do współczesności pozwala na lepsze zrozumienie ewolucji jej znaczenia.</text:p>
      <text:p text:style-name="Standard"/>
      <text:p text:style-name="Standard">Erotyka jako Element Popkultury Kino od zawsze odzwierciedlało kulturowe zmiany, a temat erotyki pozostaje integralną częścią popkultury.</text:p>
      <text:p text:style-name="Standard"/>
      <text:p text:style-name="Standard">Eksperymenty Twórcze Odważni twórcy nadal eksperymentują z tematem erotyki, przyczyniając się do nieustannej ewolucji filmowych wyobrażeń o miłości i pragnieni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1S</meta:editing-duration>
    <meta:editing-cycles>4</meta:editing-cycles>
    <meta:generator>OpenOffice/4.1.15$Win32 OpenOffice.org_project/4115m2$Build-9813</meta:generator>
    <dc:date>2024-01-27T18:10:02.35</dc:date>
    <meta:document-statistic meta:table-count="0" meta:image-count="0" meta:object-count="0" meta:page-count="3" meta:paragraph-count="51" meta:word-count="746" meta:character-count="5837"/>
    <meta:user-defined meta:name="Info 1"/>
    <meta:user-defined meta:name="Info 2"/>
    <meta:user-defined meta:name="Info 3"/>
    <meta:user-defined meta:name="Info 4"/>
  </office:meta>
</office:document-meta>
</file>